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0d53e" officeooo:paragraph-rsid="0010d53e"/>
    </style:style>
    <style:style style:name="P2" style:family="paragraph" style:parent-style-name="Standard">
      <style:text-properties officeooo:rsid="0012c722" officeooo:paragraph-rsid="0012c72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Best Rules List: </text:p>
      <text:p text:style-name="P1"/>
      <text:p text:style-name="P2">Initial A:</text:p>
      <text:p text:style-name="P2"/>
      <text:p text:style-name="P2">Best: </text:p>
      <text:p text:style-name="P2"/>
      <text:p text:style-name="P2">npp_p_small 1 3 0</text:p>
      <text:p text:style-name="P2">npp_p_tobo 2 2 1</text:p>
      <text:p text:style-name="P2">npp_t_tayl 1 3 0</text:p>
      <text:p text:style-name="P2"/>
      <text:p text:style-name="P2">Worst:</text:p>
      <text:p text:style-name="P2"/>
      <text:p text:style-name="P2">npp_g_summ 2 2 0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3-09-23T10:57:02.019423822</meta:creation-date>
    <dc:date>2023-09-23T11:08:10.391174847</dc:date>
    <meta:editing-duration>PT11M8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8" meta:word-count="23" meta:character-count="104" meta:non-whitespace-character-count="87"/>
  </office:meta>
</office:document-meta>
</file>